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8" style:family="paragraph" style:parent-style-name="Text_20_body">
      <style:text-properties officeooo:rsid="001da804" officeooo:paragraph-rsid="001da804"/>
    </style:style>
    <style:style style:name="P9" style:family="paragraph" style:parent-style-name="Text_20_body">
      <style:text-properties officeooo:rsid="001da804" officeooo:paragraph-rsid="0142e3f9"/>
    </style:style>
    <style:style style:name="P10" style:family="paragraph" style:parent-style-name="Text_20_body">
      <style:text-properties fo:font-style="normal" officeooo:rsid="001f35a5" officeooo:paragraph-rsid="001f35a5" style:font-style-asian="normal" style:font-style-complex="normal"/>
    </style:style>
    <style:style style:name="P11" style:family="paragraph" style:parent-style-name="Text_20_body">
      <style:text-properties officeooo:rsid="0020e818" officeooo:paragraph-rsid="0027f0ee"/>
    </style:style>
    <style:style style:name="P12" style:family="paragraph" style:parent-style-name="Text_20_body">
      <style:text-properties officeooo:rsid="00dd3eb3" officeooo:paragraph-rsid="00dd3eb3"/>
    </style:style>
    <style:style style:name="P13" style:family="paragraph" style:parent-style-name="Text_20_body">
      <style:text-properties officeooo:rsid="0021a01e" officeooo:paragraph-rsid="00dd3eb3"/>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Heading_20_1">
      <style:text-properties officeooo:rsid="00233a63" officeooo:paragraph-rsid="00233a63"/>
    </style:style>
    <style:style style:name="P19" style:family="paragraph" style:parent-style-name="Heading_20_1">
      <style:text-properties officeooo:rsid="016d436e" officeooo:paragraph-rsid="016d436e"/>
    </style:style>
    <style:style style:name="P20"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21" style:family="paragraph" style:parent-style-name="Heading_20_2">
      <style:text-properties style:font-name="Liberation Sans" fo:font-size="16.1000003814697pt" fo:font-weight="bold" officeooo:rsid="016d436e" officeooo:paragraph-rsid="016d436e" style:font-name-asian="AR PL KaitiM GB" style:font-size-asian="16.1000003814697pt" style:font-weight-asian="bold" style:font-name-complex="FreeSans1" style:font-size-complex="16.1000003814697pt" style:font-weight-complex="bold"/>
    </style:style>
    <style:style style:name="P22" style:family="paragraph" style:parent-style-name="Heading_20_2">
      <style:paragraph-properties fo:break-before="page"/>
      <style:text-properties style:font-name="Liberation Sans" fo:font-size="16.1000003814697pt" fo:font-weight="bold" officeooo:rsid="016d436e" officeooo:paragraph-rsid="016d436e" style:font-name-asian="AR PL KaitiM GB" style:font-size-asian="16.1000003814697pt" style:font-weight-asian="bold" style:font-name-complex="FreeSans1" style:font-size-complex="16.1000003814697pt" style:font-weight-complex="bold"/>
    </style:style>
    <style:style style:name="P23" style:family="paragraph" style:parent-style-name="Heading_20_2">
      <style:paragraph-properties fo:break-before="page"/>
      <style:text-properties officeooo:rsid="01737cfb" officeooo:paragraph-rsid="01737cfb"/>
    </style:style>
    <style:style style:name="P24" style:family="paragraph" style:parent-style-name="Standard">
      <style:paragraph-properties fo:text-align="center" style:justify-single-word="false"/>
      <style:text-properties style:font-name="Liberation Serif1" fo:font-size="13pt" fo:font-weight="normal" officeooo:rsid="001b534b" officeooo:paragraph-rsid="017278aa"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style:font-name="Liberation Serif1" fo:font-size="18pt" fo:font-weight="normal" officeooo:rsid="0173d087" officeooo:paragraph-rsid="0173d087" style:font-size-asian="18pt" style:font-weight-asian="normal" style:font-size-complex="18pt" style:font-weight-complex="normal"/>
    </style:style>
    <style:style style:name="P26" style:family="paragraph" style:parent-style-name="Text_20_body" style:list-style-name="L1">
      <style:text-properties officeooo:rsid="001f35a5" officeooo:paragraph-rsid="001f35a5"/>
    </style:style>
    <style:style style:name="P27" style:family="paragraph" style:parent-style-name="Text_20_body" style:list-style-name="L2">
      <style:text-properties officeooo:rsid="001f35a5" officeooo:paragraph-rsid="001f35a5"/>
    </style:style>
    <style:style style:name="P28" style:family="paragraph" style:parent-style-name="Text_20_body" style:list-style-name="L2">
      <style:text-properties fo:font-style="normal" officeooo:rsid="001f35a5" officeooo:paragraph-rsid="00202b05" style:font-style-asian="normal" style:font-style-complex="normal"/>
    </style:style>
    <style:style style:name="P29" style:family="paragraph" style:parent-style-name="Text_20_body" style:list-style-name="L2">
      <style:text-properties fo:font-style="normal" officeooo:rsid="0020e818" officeooo:paragraph-rsid="0020e818" style:font-style-asian="normal" style:font-style-complex="normal"/>
    </style:style>
    <style:style style:name="P30" style:family="paragraph" style:parent-style-name="Text_20_body" style:list-style-name="L4"/>
    <style:style style:name="P31" style:family="paragraph" style:parent-style-name="Text_20_body" style:list-style-name="L4">
      <style:text-properties style:font-name="Liberation Serif1" officeooo:rsid="00e058dc" officeooo:paragraph-rsid="00e058dc"/>
    </style:style>
    <style:style style:name="P32"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33" style:family="paragraph" style:parent-style-name="Text_20_body" style:list-style-name="L4">
      <style:text-properties officeooo:rsid="00e058dc" officeooo:paragraph-rsid="00e058dc"/>
    </style:style>
    <style:style style:name="P34" style:family="paragraph" style:parent-style-name="Text_20_body" style:list-style-name="L4">
      <style:text-properties officeooo:rsid="0020e818" officeooo:paragraph-rsid="0020e818"/>
    </style:style>
    <style:style style:name="P35" style:family="paragraph" style:parent-style-name="Text_20_body" style:list-style-name="L4">
      <style:text-properties officeooo:rsid="00233a63" officeooo:paragraph-rsid="00233a63"/>
    </style:style>
    <style:style style:name="P36" style:family="paragraph" style:parent-style-name="Text_20_body" style:list-style-name="L4">
      <style:text-properties officeooo:rsid="00233a63" officeooo:paragraph-rsid="014156ff"/>
    </style:style>
    <style:style style:name="P37" style:family="paragraph" style:parent-style-name="Text_20_body" style:list-style-name="L4">
      <style:text-properties officeooo:rsid="0021a01e" officeooo:paragraph-rsid="00233a63"/>
    </style:style>
    <style:style style:name="P38" style:family="paragraph" style:parent-style-name="Text_20_body" style:list-style-name="L4">
      <style:text-properties officeooo:rsid="00273bb9" officeooo:paragraph-rsid="016b215f"/>
    </style:style>
    <style:style style:name="P39" style:family="paragraph" style:parent-style-name="Text_20_body">
      <style:text-properties officeooo:rsid="00273bb9" officeooo:paragraph-rsid="016b215f"/>
    </style:style>
    <style:style style:name="P40" style:family="paragraph" style:parent-style-name="Text_20_body">
      <style:text-properties fo:font-size="12pt" style:text-underline-style="none" officeooo:rsid="016b215f" officeooo:paragraph-rsid="016b215f" style:font-size-asian="12pt" style:font-size-complex="12pt"/>
    </style:style>
    <style:style style:name="P41" style:family="paragraph" style:parent-style-name="Text_20_body">
      <style:text-properties fo:font-size="12pt" style:text-underline-style="solid" style:text-underline-width="auto" style:text-underline-color="font-color" officeooo:rsid="016b7ca0" officeooo:paragraph-rsid="016b7ca0" style:font-size-asian="12pt" style:font-size-complex="12pt"/>
    </style:style>
    <style:style style:name="P42" style:family="paragraph" style:parent-style-name="Text_20_body">
      <style:paragraph-properties fo:break-before="page"/>
      <style:text-properties fo:font-size="12pt" style:text-underline-style="solid" style:text-underline-width="auto" style:text-underline-color="font-color" officeooo:rsid="016b7ca0" officeooo:paragraph-rsid="016b7ca0" style:font-size-asian="12pt" style:font-size-complex="12pt"/>
    </style:style>
    <style:style style:name="P43" style:family="paragraph" style:parent-style-name="Text_20_body">
      <style:text-properties officeooo:rsid="016b215f" officeooo:paragraph-rsid="016b215f"/>
    </style:style>
    <style:style style:name="P44" style:family="paragraph" style:parent-style-name="Text_20_body">
      <style:text-properties officeooo:rsid="016b215f" officeooo:paragraph-rsid="016b7ca0"/>
    </style:style>
    <style:style style:name="P45" style:family="paragraph" style:parent-style-name="Text_20_body">
      <style:text-properties style:text-underline-style="none" officeooo:rsid="01737cfb" officeooo:paragraph-rsid="01737cfb"/>
    </style:style>
    <style:style style:name="P46" style:family="paragraph" style:parent-style-name="Text_20_body">
      <style:text-properties style:text-underline-style="none" fo:font-weight="bold" officeooo:rsid="01737cfb" officeooo:paragraph-rsid="01737cfb" style:font-weight-asian="bold" style:font-weight-complex="bold"/>
    </style:style>
    <style:style style:name="P47" style:family="paragraph" style:parent-style-name="Text_20_body">
      <style:text-properties officeooo:rsid="016b7ca0" officeooo:paragraph-rsid="016b7ca0"/>
    </style:style>
    <style:style style:name="P48" style:family="paragraph" style:parent-style-name="Text_20_body" style:list-style-name="L36">
      <style:text-properties style:text-underline-style="solid" style:text-underline-width="auto" style:text-underline-color="font-color" officeooo:rsid="01712981" officeooo:paragraph-rsid="01712981"/>
    </style:style>
    <style:style style:name="P49" style:family="paragraph" style:parent-style-name="Text_20_body" style:list-style-name="L36">
      <style:paragraph-properties fo:text-align="justify" style:justify-single-word="false"/>
      <style:text-properties style:text-underline-style="solid" style:text-underline-width="auto" style:text-underline-color="font-color" officeooo:rsid="01712981" officeooo:paragraph-rsid="01712981"/>
    </style:style>
    <style:style style:name="P50" style:family="paragraph" style:parent-style-name="Text_20_body" style:list-style-name="L37">
      <style:text-properties style:text-underline-style="solid" style:text-underline-width="auto" style:text-underline-color="font-color" officeooo:rsid="01737cfb" officeooo:paragraph-rsid="01737cfb"/>
    </style:style>
    <style:style style:name="P51" style:family="paragraph" style:parent-style-name="Text_20_body">
      <style:text-properties style:text-underline-style="solid" style:text-underline-width="auto" style:text-underline-color="font-color" officeooo:rsid="01737cfb" officeooo:paragraph-rsid="01737cfb"/>
    </style:style>
    <style:style style:name="P52" style:family="paragraph" style:parent-style-name="Text_20_body">
      <style:text-properties officeooo:rsid="016d436e" officeooo:paragraph-rsid="016eb6c6"/>
    </style:style>
    <style:style style:name="P53" style:family="paragraph" style:parent-style-name="Text_20_body">
      <style:text-properties officeooo:paragraph-rsid="016d436e"/>
    </style:style>
    <style:style style:name="P54" style:family="paragraph" style:parent-style-name="Text_20_body">
      <style:text-properties officeooo:paragraph-rsid="016eb6c6"/>
    </style:style>
    <style:style style:name="P55" style:family="paragraph" style:parent-style-name="Text_20_body">
      <style:paragraph-properties fo:break-before="page"/>
    </style:style>
    <style:style style:name="P56" style:family="paragraph" style:parent-style-name="Text_20_body">
      <style:text-properties officeooo:paragraph-rsid="016f8f7d"/>
    </style:style>
    <style:style style:name="P57" style:family="paragraph" style:parent-style-name="Text_20_body">
      <style:text-properties officeooo:rsid="017030c9" officeooo:paragraph-rsid="017030c9"/>
    </style:style>
    <style:style style:name="P58" style:family="paragraph" style:parent-style-name="Text_20_body">
      <style:text-properties officeooo:rsid="01712981" officeooo:paragraph-rsid="01712981"/>
    </style:style>
    <style:style style:name="P59" style:family="paragraph" style:parent-style-name="Text_20_body" style:list-style-name="L36">
      <style:text-properties officeooo:rsid="01712981" officeooo:paragraph-rsid="01712981"/>
    </style:style>
    <style:style style:name="P60" style:family="paragraph" style:parent-style-name="Text_20_body" style:list-style-name="L36">
      <style:paragraph-properties fo:text-align="justify" style:justify-single-word="false"/>
      <style:text-properties officeooo:rsid="01712981" officeooo:paragraph-rsid="01712981"/>
    </style:style>
    <style:style style:name="P61" style:family="paragraph" style:parent-style-name="Text_20_body">
      <style:paragraph-properties fo:text-align="justify" style:justify-single-word="false"/>
      <style:text-properties officeooo:rsid="01712981" officeooo:paragraph-rsid="01712981"/>
    </style:style>
    <style:style style:name="P62" style:family="paragraph" style:parent-style-name="Text_20_body">
      <style:paragraph-properties fo:text-align="justify" style:justify-single-word="false"/>
      <style:text-properties officeooo:rsid="00ac8e40" officeooo:paragraph-rsid="01712981"/>
    </style:style>
    <style:style style:name="P63" style:family="paragraph" style:parent-style-name="Text_20_body">
      <style:text-properties officeooo:rsid="01737cfb" officeooo:paragraph-rsid="01737cfb"/>
    </style:style>
    <style:style style:name="P64" style:family="paragraph" style:parent-style-name="Text_20_body" style:list-style-name="L37">
      <style:text-properties officeooo:rsid="01737cfb" officeooo:paragraph-rsid="01737cfb"/>
    </style:style>
    <style:style style:name="P65" style:family="paragraph" style:parent-style-name="Text_20_body" style:list-style-name="L45">
      <style:text-properties officeooo:rsid="01737cfb" officeooo:paragraph-rsid="01737cfb"/>
    </style:style>
    <style:style style:name="P66" style:family="paragraph" style:parent-style-name="Text_20_body">
      <style:text-properties officeooo:paragraph-rsid="01737cfb"/>
    </style:style>
    <style:style style:name="P67" style:family="paragraph" style:parent-style-name="Text_20_body" style:list-style-name="L38">
      <style:text-properties officeooo:paragraph-rsid="01737cfb"/>
    </style:style>
    <style:style style:name="P68" style:family="paragraph" style:parent-style-name="Text_20_body" style:list-style-name="L39">
      <style:text-properties officeooo:paragraph-rsid="01737cfb"/>
    </style:style>
    <style:style style:name="P69" style:family="paragraph" style:parent-style-name="Text_20_body" style:list-style-name="L40">
      <style:text-properties officeooo:paragraph-rsid="01737cfb"/>
    </style:style>
    <style:style style:name="P70" style:family="paragraph" style:parent-style-name="Text_20_body" style:list-style-name="L42">
      <style:text-properties officeooo:paragraph-rsid="01737cfb"/>
    </style:style>
    <style:style style:name="P71" style:family="paragraph" style:parent-style-name="Text_20_body" style:list-style-name="L43">
      <style:text-properties officeooo:paragraph-rsid="01737cfb"/>
    </style:style>
    <style:style style:name="P72" style:family="paragraph" style:parent-style-name="Text_20_body" style:list-style-name="L44">
      <style:text-properties officeooo:paragraph-rsid="01737cfb"/>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1517c8a"/>
    </style:style>
    <style:style style:name="T2" style:family="text">
      <style:text-properties officeooo:rsid="01675f11"/>
    </style:style>
    <style:style style:name="T3" style:family="text">
      <style:text-properties fo:font-weight="bold" style:font-weight-asian="bold" style:font-weight-complex="bold"/>
    </style:style>
    <style:style style:name="T4" style:family="text">
      <style:text-properties fo:font-weight="bold" officeooo:rsid="016b215f" style:font-weight-asian="bold" style:font-weight-complex="bold"/>
    </style:style>
    <style:style style:name="T5" style:family="text">
      <style:text-properties fo:font-weight="bold" officeooo:rsid="016eb6c6" style:font-weight-asian="bold" style:font-weight-complex="bold"/>
    </style:style>
    <style:style style:name="T6" style:family="text">
      <style:text-properties officeooo:rsid="001f35a5"/>
    </style:style>
    <style:style style:name="T7" style:family="text">
      <style:text-properties fo:font-style="italic" style:font-style-asian="italic" style:font-style-complex="italic"/>
    </style:style>
    <style:style style:name="T8" style:family="text">
      <style:text-properties fo:font-style="italic" officeooo:rsid="016b7ca0"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f35a5" style:font-style-asian="normal" style:font-style-complex="normal"/>
    </style:style>
    <style:style style:name="T12" style:family="text">
      <style:text-properties fo:font-style="normal" officeooo:rsid="0020e818" style:font-style-asian="normal" style:font-style-complex="normal"/>
    </style:style>
    <style:style style:name="T13" style:family="text">
      <style:text-properties fo:font-style="normal" officeooo:rsid="00233a63" style:font-style-asian="normal" style:font-style-complex="normal"/>
    </style:style>
    <style:style style:name="T14" style:family="text">
      <style:text-properties fo:font-style="normal" officeooo:rsid="0027f0ee" style:font-style-asian="normal" style:font-style-complex="normal"/>
    </style:style>
    <style:style style:name="T15" style:family="text">
      <style:text-properties fo:font-style="normal" officeooo:rsid="013b9d4a" style:font-style-asian="normal" style:font-style-complex="normal"/>
    </style:style>
    <style:style style:name="T16" style:family="text">
      <style:text-properties fo:font-style="normal" officeooo:rsid="016b215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33a63" style:font-style-asian="normal" style:font-weight-asian="bold" style:font-style-complex="normal" style:font-weight-complex="bold"/>
    </style:style>
    <style:style style:name="T19" style:family="text">
      <style:text-properties fo:font-style="normal" fo:font-weight="bold" officeooo:rsid="016b215f"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officeooo:rsid="0020e818"/>
    </style:style>
    <style:style style:name="T22" style:family="text">
      <style:text-properties officeooo:rsid="0021a01e"/>
    </style:style>
    <style:style style:name="T23" style:family="text">
      <style:text-properties officeooo:rsid="00233a63"/>
    </style:style>
    <style:style style:name="T24" style:family="text">
      <style:text-properties officeooo:rsid="0023e1a9"/>
    </style:style>
    <style:style style:name="T25" style:family="text">
      <style:text-properties officeooo:rsid="00273bb9"/>
    </style:style>
    <style:style style:name="T26" style:family="text">
      <style:text-properties officeooo:rsid="0027f0ee"/>
    </style:style>
    <style:style style:name="T27" style:family="text">
      <style:text-properties style:font-name="Liberation Serif1"/>
    </style:style>
    <style:style style:name="T28" style:family="text">
      <style:text-properties style:font-name="Liberation Serif1" fo:font-size="12pt" fo:font-weight="normal" style:font-size-asian="12pt" style:font-weight-asian="normal" style:font-size-complex="12pt" style:font-weight-complex="normal"/>
    </style:style>
    <style:style style:name="T29" style:family="text">
      <style:text-properties style:font-name="Liberation Serif1" fo:font-size="12pt" fo:font-weight="normal" officeooo:rsid="0071409f" style:font-size-asian="12pt" style:font-weight-asian="normal" style:font-size-complex="12pt" style:font-weight-complex="normal"/>
    </style:style>
    <style:style style:name="T30" style:family="text">
      <style:text-properties style:font-name="Liberation Serif1" fo:font-size="12pt" fo:font-weight="normal" officeooo:rsid="01724d91" style:font-size-asian="12pt" style:font-weight-asian="normal" style:font-size-complex="12pt" style:font-weight-complex="normal"/>
    </style:style>
    <style:style style:name="T31" style:family="text">
      <style:text-properties style:font-name="Liberation Serif1" fo:font-size="12pt" fo:font-weight="bold" style:font-size-asian="12pt" style:font-weight-asian="bold" style:font-size-complex="12pt" style:font-weight-complex="bold"/>
    </style:style>
    <style:style style:name="T32" style:family="text">
      <style:text-properties style:font-name="Liberation Serif1" fo:font-size="12pt" fo:font-weight="bold" officeooo:rsid="016eb6c6" style:font-size-asian="12pt" style:font-weight-asian="bold" style:font-size-complex="12pt" style:font-weight-complex="bold"/>
    </style:style>
    <style:style style:name="T33" style:family="text">
      <style:text-properties style:font-name="Liberation Serif1"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Liberation Serif1" fo:font-size="12pt" style:text-underline-style="none" fo:font-weight="normal" style:font-size-asian="12pt" style:font-weight-asian="normal" style:font-size-complex="12pt" style:font-weight-complex="normal"/>
    </style:style>
    <style:style style:name="T36" style:family="text">
      <style:text-properties style:font-name="Liberation Serif1" fo:font-size="12pt" style:text-underline-style="none" fo:font-weight="normal" officeooo:rsid="01724d91" style:font-size-asian="12pt" style:font-weight-asian="normal" style:font-size-complex="12pt" style:font-weight-complex="normal"/>
    </style:style>
    <style:style style:name="T37" style:family="text">
      <style:text-properties style:font-name="Liberation Serif1" fo:font-size="12pt"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style:font-name="Liberation Serif1" fo:font-style="normal" officeooo:rsid="00df8855" style:font-style-asian="normal" style:font-style-complex="normal"/>
    </style:style>
    <style:style style:name="T39" style:family="text">
      <style:text-properties style:font-name="Liberation Serif1" fo:font-style="normal" officeooo:rsid="016b215f" style:font-style-asian="normal" style:font-style-complex="normal"/>
    </style:style>
    <style:style style:name="T40" style:family="text">
      <style:text-properties style:font-name="Liberation Serif1" fo:font-style="normal" fo:font-weight="normal" officeooo:rsid="00e058dc" style:font-style-asian="normal" style:font-weight-asian="normal" style:font-style-complex="normal" style:font-weight-complex="normal"/>
    </style:style>
    <style:style style:name="T41" style:family="text">
      <style:text-properties style:font-name="Liberation Serif1" officeooo:rsid="00e252c5"/>
    </style:style>
    <style:style style:name="T42" style:family="text">
      <style:text-properties style:font-name="Liberation Serif1" officeooo:rsid="016b215f"/>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style:text-underline-style="none" officeooo:rsid="01737cfb"/>
    </style:style>
    <style:style style:name="T47" style:family="text">
      <style:text-properties style:text-underline-style="none" fo:font-weight="normal" officeooo:rsid="01737cfb" style:font-weight-asian="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c0b3f2" style:font-weight-asian="normal" style:font-weight-complex="normal"/>
    </style:style>
    <style:style style:name="T50" style:family="text">
      <style:text-properties style:text-position="sub 58%"/>
    </style:style>
    <style:style style:name="T51" style:family="text">
      <style:text-properties style:text-position="sub 58%" style:font-name="Liberation Serif1" fo:font-size="12pt" fo:font-weight="normal" style:font-size-asian="12pt" style:font-weight-asian="normal" style:font-size-complex="12pt" style:font-weight-complex="normal"/>
    </style:style>
    <style:style style:name="T52" style:family="text">
      <style:text-properties officeooo:rsid="00dd3eb3"/>
    </style:style>
    <style:style style:name="T53" style:family="text">
      <style:text-properties officeooo:rsid="00de2772"/>
    </style:style>
    <style:style style:name="T54" style:family="text">
      <style:text-properties officeooo:rsid="01410001"/>
    </style:style>
    <style:style style:name="T55" style:family="text">
      <style:text-properties officeooo:rsid="016b215f"/>
    </style:style>
    <style:style style:name="T56" style:family="text">
      <style:text-properties fo:color="#2a6099" loext:opacity="100%"/>
    </style:style>
    <style:style style:name="T57" style:family="text">
      <style:text-properties fo:color="#00a933" loext:opacity="100%"/>
    </style:style>
    <style:style style:name="T58" style:family="text">
      <style:text-properties officeooo:rsid="016b7ca0"/>
    </style:style>
    <style:style style:name="T59" style:family="text">
      <style:text-properties fo:color="#800080" loext:opacity="100%"/>
    </style:style>
    <style:style style:name="T60" style:family="text">
      <style:text-properties fo:font-size="12pt" style:text-underline-style="solid" style:text-underline-width="auto" style:text-underline-color="font-color" style:font-size-asian="12pt" style:font-size-complex="12pt"/>
    </style:style>
    <style:style style:name="T61" style:family="text">
      <style:text-properties officeooo:rsid="016d436e"/>
    </style:style>
    <style:style style:name="T62" style:family="text">
      <style:text-properties officeooo:rsid="016eb6c6"/>
    </style:style>
    <style:style style:name="T63" style:family="text">
      <style:text-properties officeooo:rsid="016f8f7d"/>
    </style:style>
    <style:style style:name="T64" style:family="text">
      <style:text-properties officeooo:rsid="017030c9"/>
    </style:style>
    <style:style style:name="T65" style:family="text">
      <style:text-properties officeooo:rsid="017278aa"/>
    </style:style>
    <style:style style:name="T66" style:family="text">
      <style:text-properties officeooo:rsid="01737cfb"/>
    </style:style>
    <style:style style:name="T67" style:family="text">
      <style:text-properties officeooo:rsid="001b534b"/>
    </style:style>
    <style:style style:name="T68"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KaitiM GB"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036" number:language="de" number:country="DE"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pan text:style-name="T55">M</text:span>anual of <text:span text:style-name="T4">ARC</text:span></text:p>
      <text:p text:style-name="P25"><text:span text:style-name="T67">(</text:span><text:span text:style-name="T55">Algorithm for Rayleigh and Raman Calculations</text:span><text:span text:style-name="T67">)</text:span></text:p>
      <text:p text:style-name="P5"/>
      <text:p text:style-name="P24">Authors: Nikolaos Siomos</text:p>
      <text:p text:style-name="P24"><text:span text:style-name="T65">Developers: </text:span>Nikolaos Siomos, <text:span text:style-name="T55">Michael Haimerl, </text:span><text:span text:style-name="T65">Ioannis Binietoglou</text:span></text:p>
      <text:p text:style-name="P6">Last Update: <text:date style:data-style-name="N20036" text:date-value="2024-09-03T17:08:18.745209141">03.09.2024</text:date></text:p>
      <text:p text:style-name="P7">Version: <text:span text:style-name="T55">1.0.0</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4"><text:a xlink:type="simple" xlink:href="#__RefHeading___Toc1163_417817360" text:style-name="Index_20_Link" text:visited-style-name="Index_20_Link"><text:s/>1 <text:s/>Installation<text:tab/>3</text:a></text:p>
          <text:p text:style-name="P14"><text:a xlink:type="simple" xlink:href="#__RefHeading___Toc144_3992561831" text:style-name="Index_20_Link" text:visited-style-name="Index_20_Link"><text:s/>2 <text:s/>Dependencies<text:tab/>3</text:a></text:p>
          <text:p text:style-name="P15"><text:a xlink:type="simple" xlink:href="#__RefHeading___Toc5264_2346727525" text:style-name="Index_20_Link" text:visited-style-name="Index_20_Link"><text:s/>2.1 <text:s/>Poetry installation<text:tab/>3</text:a></text:p>
          <text:p text:style-name="P15"><text:a xlink:type="simple" xlink:href="#__RefHeading___Toc5266_2346727525" text:style-name="Index_20_Link" text:visited-style-name="Index_20_Link"><text:s/>2.2 <text:s/>Anaconda installation<text:tab/>4</text:a></text:p>
          <text:p text:style-name="P14"><text:a xlink:type="simple" xlink:href="#__RefHeading___Toc146_3992561831" text:style-name="Index_20_Link" text:visited-style-name="Index_20_Link"><text:s/>3 <text:s/>Use of ARC<text:tab/>4</text:a></text:p>
          <text:p text:style-name="P15"><text:a xlink:type="simple" xlink:href="#__RefHeading___Toc5268_2346727525" text:style-name="Index_20_Link" text:visited-style-name="Index_20_Link"><text:s/>3.1 <text:s/>Basic Usage<text:tab/>4</text:a></text:p>
          <text:p text:style-name="P15"><text:a xlink:type="simple" xlink:href="#__RefHeading___Toc5270_2346727525" text:style-name="Index_20_Link" text:visited-style-name="Index_20_Link"><text:s/>3.2 <text:s/>Input parameters<text:tab/>6</text:a></text:p>
          <text:p text:style-name="P15"><text:a xlink:type="simple" xlink:href="#__RefHeading___Toc5270_2346727525%20Copy%201" text:style-name="Index_20_Link" text:visited-style-name="Index_20_Link"><text:s/>3.3 <text:s/>Output<text:tab/>10</text:a></text:p>
        </text:index-body>
      </text:table-of-content>
      <text:p text:style-name="P4"/>
      <text:h text:style-name="P17" text:outline-level="1"><text:bookmark-start text:name="__RefHeading___Toc1163_417817360"/>Installation<text:bookmark-end text:name="__RefHeading___Toc1163_417817360"/></text:h>
      <text:p text:style-name="P8"><text:span text:style-name="T55">ARC</text:span> can be cloned through <text:span text:style-name="T6">git. In order to do so:</text:span></text:p>
      <text:list text:style-name="L1">
        <text:list-item>
          <text:p text:style-name="P26">Git must be installed in the computer</text:p>
        </text:list-item>
        <text:list-item>
          <text:p text:style-name="P26"><office:annotation office:name="__Annotation__5012_2346727525" loext:resolved="false"><dc:creator>Nikos Siomos</dc:creator><dc:date>2024-09-03T11:25:10.578293321</dc:date><meta:creator-initials>NS</meta:creator-initials><text:p text:style-name="P73"><text:span text:style-name="T68">to do</text:span></text:p></office:annotation><text:span text:style-name="T55">ARC</text:span> can be cloned from the <text:span text:style-name="T21">stable</text:span> repository: <office:annotation-end office:name="__Annotation__5012_2346727525"/></text:p>
        </text:list-item>
        <text:list-item>
          <text:p text:style-name="P26">Open a terminal and cd to the folder you want to place <text:span text:style-name="T55">ARC</text:span> to</text:p>
        </text:list-item>
        <text:list-item>
          <text:p text:style-name="P26"><office:annotation office:name="__Annotation__5013_2346727525" loext:resolved="false"><dc:creator>Nikos Siomos</dc:creator><dc:date>2024-09-03T11:25:15.015599230</dc:date><meta:creator-initials>NS</meta:creator-initials><text:p text:style-name="P73"><text:span text:style-name="T68">to do</text:span></text:p></office:annotation>run: <text:span text:style-name="T7">git clone</text:span><office:annotation-end office:name="__Annotation__5013_2346727525"/></text:p>
        </text:list-item>
      </text:list>
      <text:p text:style-name="P10">Alternatively you can just download <text:span text:style-name="T55">ARC</text:span> from the link above. </text:p>
      <text:h text:style-name="P18" text:outline-level="1"><text:bookmark-start text:name="__RefHeading___Toc144_3992561831"/>Dependencies<text:bookmark-end text:name="__RefHeading___Toc144_3992561831"/></text:h>
      <text:p text:style-name="P10">The current version of <text:span text:style-name="T55">ARC</text:span> has been developed and tested in python 3.9. The following python packages should be installed:</text:p>
      <text:list text:style-name="L2">
        <text:list-item>
          <text:p text:style-name="P28">numpy</text:p>
        </text:list-item>
        <text:list-item>
          <text:p text:style-name="P29">scipy</text:p>
        </text:list-item>
        <text:list-item>
          <text:p text:style-name="P27"><text:span text:style-name="T10">matplotlib</text:span></text:p>
        </text:list-item>
      </text:list>
      <text:p text:style-name="P9">The recommended way<text:span text:style-name="T52">s</text:span> to install <text:span text:style-name="T21">the dependencies and run </text:span>ATLAS is currently <text:span text:style-name="T52">either </text:span>through <text:span text:style-name="T23">an</text:span><text:span text:style-name="T21"> Anaconda environment (tested with Miniconda) </text:span><text:span text:style-name="T52">or with poetry</text:span><text:span text:style-name="T21">. </text:span><text:span text:style-name="T55">Of course, if there is already an existing environment with the aforementioned libraries installed, ARC can be imported as a normal python module. </text:span></text:p>
      <text:h text:style-name="P20" text:outline-level="2"><text:bookmark-start text:name="__RefHeading___Toc5264_2346727525"/>Poetry installation<text:bookmark-end text:name="__RefHeading___Toc5264_2346727525"/></text:h>
      <text:p text:style-name="P12">The dependencies are automatically collected with poetry as long as the dependency file pyproject.toml <text:span text:style-name="T53">is present in the downloaded ATLAS project folder.</text:span></text:p>
      <text:p text:style-name="Text_20_body"><text:span text:style-name="T23">An i</text:span>nstallation example <text:span text:style-name="T23">follows </text:span>for Linux systems.</text:p>
      <text:list xml:id="list314877990" text:style-name="L4">
        <text:list-item>
          <text:p text:style-name="P30">Download and install the<text:span text:style-name="T27"> latest poetry and add it to your path (instructions here </text:span><text:a xlink:type="simple" xlink:href="https://python-poetry.org/docs/" text:style-name="Internet_20_link" text:visited-style-name="Visited_20_Internet_20_Link"><text:span text:style-name="T27">https://python-poetry.org/docs/</text:span></text:a><text:span text:style-name="T27">)</text:span></text:p>
        </text:list-item>
        <text:list-item>
          <text:p text:style-name="P31">Create and environment for python 3.9 (if not already created by poetry)</text:p>
        </text:list-item>
        <text:list-item>
          <text:p text:style-name="P33"><text:span text:style-name="T27">Go to the </text:span><text:span text:style-name="T42">ARC</text:span><text:span text:style-name="T27"> project folder and install the dependencies </text:span><text:span text:style-name="T41">e.g. </text:span><text:span text:style-name="T27">with</text:span></text:p>
          <text:p text:style-name="P32">poetry install</text:p>
        </text:list-item>
        <text:list-item>
          <text:p text:style-name="P30"><text:span text:style-name="Source_20_Text"><text:span text:style-name="T38">Before running </text:span></text:span><text:span text:style-name="Source_20_Text"><text:span text:style-name="T39">ARC</text:span></text:span><text:span text:style-name="Source_20_Text"><text:span text:style-name="T38"> make sure that the </text:span></text:span><text:span text:style-name="Source_20_Text"><text:span text:style-name="T40">python 3.9</text:span></text:span><text:span text:style-name="Source_20_Text"><text:span text:style-name="T38"> environment is activated. </text:span></text:span></text:p>
        </text:list-item>
      </text:list>
      <text:h text:style-name="P20" text:outline-level="2"><text:bookmark-start text:name="__RefHeading___Toc5266_2346727525"/><text:soft-page-break/>Anaconda installation<text:bookmark-end text:name="__RefHeading___Toc5266_2346727525"/></text:h>
      <text:p text:style-name="P13">The dependencies for the current version were collected with conda – version <text:span text:style-name="T55">23.3.1</text:span></text:p>
      <text:p text:style-name="P11"><text:span text:style-name="T23">An i</text:span>nstallation example <text:span text:style-name="T23">follows </text:span>for Linux systems (it should also work for Windows and MAC systems – if problems arise <text:span text:style-name="T26">the users are encouraged to</text:span> <text:span text:style-name="T26">provide feedback</text:span> to the EARLINET forum):</text:p>
      <text:list xml:id="list170819491429855" text:continue-numbering="true" text:style-name="L4">
        <text:list-item>
          <text:p text:style-name="P34">Download <text:span text:style-name="T25">and install </text:span>the latest <text:a xlink:type="simple" xlink:href="https://docs.conda.io/en/latest/miniconda.html#linux-installers" text:style-name="Internet_20_link" text:visited-style-name="Visited_20_Internet_20_Link">Miniconda</text:a> <text:span text:style-name="T22">for python 3.9</text:span></text:p>
        </text:list-item>
        <text:list-item>
          <text:p text:style-name="P35">Activate the <text:span text:style-name="T17">base</text:span> environment (usually it is auto-activated by default)</text:p>
        </text:list-item>
        <text:list-item>
          <text:p text:style-name="P37">Create a new environment to install the dependencies of ATLAS (let’s call it <text:span text:style-name="T4">arc</text:span><text:span text:style-name="T9">_box</text:span> here):</text:p>
          <text:list>
            <text:list-item>
              <text:p text:style-name="P37">conda <text:span text:style-name="T54">create</text:span> -n <text:span text:style-name="T55">arc</text:span>_box python=3.9</text:p>
            </text:list-item>
          </text:list>
        </text:list-item>
        <text:list-item>
          <text:p text:style-name="P35">Install all dependencies using <text:span text:style-name="T55">conda</text:span> in the <text:span text:style-name="T17">a</text:span><text:span text:style-name="T19">rc</text:span><text:span text:style-name="T17">_box</text:span> environment</text:p>
          <text:list>
            <text:list-item>
              <text:p text:style-name="P36"><text:span text:style-name="T55">conda</text:span> install<text:span text:style-name="T15"> </text:span>-n atlas_box <text:span text:style-name="T24">numpy</text:span><text:span text:style-name="T12"> scipy </text:span><text:span text:style-name="T11">matplotlib</text:span></text:p>
            </text:list-item>
          </text:list>
        </text:list-item>
        <text:list-item>
          <text:p text:style-name="P38"><text:span text:style-name="T11">B</text:span><text:span text:style-name="T10">efore running ALTAS </text:span><text:span text:style-name="T14">make sure that the </text:span><text:span text:style-name="T18">a</text:span><text:span text:style-name="T19">rc</text:span><text:span text:style-name="T18">_box</text:span><text:span text:style-name="T13"> environment </text:span><text:span text:style-name="T14">is activated. It is best to close the terminal after installation of the dependencies and open a new one <text:s/></text:span><text:span text:style-name="T16">before import ARC</text:span></text:p>
        </text:list-item>
      </text:list>
      <text:p text:style-name="P39"><text:span text:style-name="T16"/></text:p>
      <text:h text:style-name="P19" text:outline-level="1"><text:bookmark-start text:name="__RefHeading___Toc146_3992561831"/><text:span text:style-name="T66">Use of</text:span> ARC<text:bookmark-end text:name="__RefHeading___Toc146_3992561831"/></text:h>
      <text:h text:style-name="P21" text:outline-level="2"><text:bookmark-start text:name="__RefHeading___Toc5268_2346727525"/>Basic Usage<text:bookmark-end text:name="__RefHeading___Toc5268_2346727525"/></text:h>
      <text:p text:style-name="P43">ARC is a python module and it is intended to be imported as such. To start using it, the <text:span text:style-name="T7">arc</text:span> class within <text:span text:style-name="T7">__arc_main__.py</text:span> must be imported, for example:</text:p>
      <text:p text:style-name="P43"><text:span text:style-name="T56"><text:tab/>from</text:span> __arc_main__ <text:span text:style-name="T56">import</text:span> arc</text:p>
      <text:p text:style-name="P43">If you don’t want to include arc in your project folder, then you can provide the arc folder path, where <text:span text:style-name="T7">__arc_main.py</text:span> is placed by default, to the system path by using the <text:span text:style-name="T7">sys</text:span> module, for example:</text:p>
      <text:p text:style-name="P43"><text:span text:style-name="T56"><text:tab/>import</text:span> sys</text:p>
      <text:p text:style-name="P43"><text:tab/>sys.path.insert(0, <text:span text:style-name="T57">&lt;path_to_arc_directory&gt;</text:span>)</text:p>
      <text:p text:style-name="P43">In order to run the tests, the __test_arc__.py script has to be executed, for example run the following command in a terminal within the arc folder, where <text:span text:style-name="T7">__arc_main.py</text:span> is placed by default:</text:p>
      <text:p text:style-name="P43"><text:tab/>python __test_arc__.py</text:p>
      <text:p text:style-name="P40">Calling the <text:span text:style-name="T7">arc</text:span> class creates a python object <text:span text:style-name="T58">that includes a number variables and 2 methods: </text:span><text:span text:style-name="T8">cross_section</text:span><text:span text:style-name="T58"> and </text:span><text:span text:style-name="T8">mldr</text:span>. At least the incident<text:span text:style-name="T58">_wavelength argument must be provided. The rest of the arguments are mandatory.</text:span></text:p>
      <text:p text:style-name="P41"/>
      <text:p text:style-name="P42">Minimum example 1:</text:p>
      <text:p text:style-name="P44"><text:span text:style-name="T56">from</text:span> __arc_main__ <text:span text:style-name="T56">import</text:span> arc</text:p>
      <text:p text:style-name="P47">rrs = arc(incident_wavelength = 355)</text:p>
      <text:p text:style-name="P47">cross_section_355 = rrs.cross_section(cross_section_type = <text:span text:style-name="T57">'full'</text:span>)</text:p>
      <text:p text:style-name="P47"><text:span text:style-name="T59">print</text:span>(cross_section_355)</text:p>
      <text:p text:style-name="P47">-----------------------------------------------------------------------------</text:p>
      <text:p text:style-name="P47">This returns the Rayleigh scattering cross-section at 355 nm by summing all polarized and depolarized lines.</text:p>
      <text:p text:style-name="P47"/>
      <text:p text:style-name="P47"><text:span text:style-name="T60">Minimum example 2:</text:span></text:p>
      <text:p text:style-name="P44"><text:span text:style-name="T56">from</text:span> __arc_main__ <text:span text:style-name="T56">import</text:span> arc</text:p>
      <text:p text:style-name="P47">rrb = arc(incident_wavelength = 355, backscattering = True)</text:p>
      <text:p text:style-name="P47">bsc_cross_section_355 = rrb.cross_section(cross_section_type = <text:span text:style-name="T57">'full'</text:span>)</text:p>
      <text:p text:style-name="P47">mldr_355 = rrb.mldr(mldr_type = <text:span text:style-name="T57">'full'</text:span>)</text:p>
      <text:p text:style-name="P47"><text:span text:style-name="T59">print</text:span>(cross_section_355)</text:p>
      <text:p text:style-name="P47"><text:span text:style-name="T59">print</text:span>(mldr_355)</text:p>
      <text:p text:style-name="P47">-----------------------------------------------------------------------------</text:p>
      <text:p text:style-name="P47">This returns the Rayleigh backscattering cross-section and the molecular linear depolarization <text:span text:style-name="T64">ratio (MLDR)</text:span> at 355 nm by summing all polarized and depolarized lines.</text:p>
      <text:p text:style-name="P47"/>
      <text:p text:style-name="P47">Default temperature conditions and molar fractions of the 5 major atmospheric gases (N<text:span text:style-name="T50">2</text:span>, O<text:span text:style-name="T50">2</text:span>, Ar, CO<text:span text:style-name="T50">2</text:span>, H<text:span text:style-name="T50">2</text:span>O) are applied in the examples above. In the next section we will cover the different input and output parameters of arc in more detail.</text:p>
      <text:p text:style-name="P47"/>
      <text:h text:style-name="P22" text:outline-level="2"><text:bookmark-start text:name="__RefHeading___Toc5270_2346727525"/>Input parameters<text:bookmark-end text:name="__RefHeading___Toc5270_2346727525"/></text:h>
      <text:p text:style-name="P52"/>
      <text:p text:style-name="P52">The <text:span text:style-name="T7">arc</text:span> class accepts t<text:span text:style-name="T62">he following</text:span> <text:span text:style-name="T62">arguments as input:</text:span></text:p>
      <text:p text:style-name="P53"><text:span text:style-name="T3"/></text:p>
      <text:p text:style-name="P53"><text:span text:style-name="T3">incident_wavelength</text:span>: float</text:p>
      <text:p text:style-name="P53"><text:s text:c="11"/>The wavelength of the radiation incedent to the molecules, in air (nm) - <text:span text:style-name="T62">Mandatory</text:span></text:p>
      <text:p text:style-name="Text_20_body"><text:span text:style-name="T3">temperature</text:span>: float</text:p>
      <text:p text:style-name="Text_20_body"><text:s text:c="11"/>The atmospheric temperature (K). Defaults to 288.15 K (15°C)</text:p>
      <text:p text:style-name="Text_20_body"><text:span text:style-name="T5">molar_fractions</text:span>: dictionary with the gas names as indexes <text:span text:style-name="T62">and </text:span></text:p>
      <text:p text:style-name="Text_20_body"><text:s text:c="12"/><text:span text:style-name="T62">Molar fractions</text:span> of atmospheric gases. </text:p>
      <text:p text:style-name="Text_20_body"><text:s text:c="12"/>If not provided <text:span text:style-name="T61">the following molar fractions </text:span>will be used by default:</text:p>
      <text:p text:style-name="P53"><text:tab/>{'N2' : 0.780796, <text:s/>'O2' : 0.209448, 'Ar' : 0.009339, 'CO2': 0.000416, 'H2O': 0.}</text:p>
      <text:p text:style-name="Text_20_body"><text:span text:style-name="T3">max_rr_lines</text:span>: int</text:p>
      <text:p text:style-name="Text_20_body"><text:s text:c="12"/>Maximum rotational quantum number (number of lines considered per branch) </text:p>
      <text:p text:style-name="P58"><text:span text:style-name="T3">backscattering</text:span>: bool</text:p>
      <text:p text:style-name="P58"><text:tab/>If set to True, backscattering cross-sections will be calculated instead of scattering cross <text:tab/>sections. Defaults to False</text:p>
      <text:p text:style-name="Text_20_body"><text:span text:style-name="T3">mode</text:span>: string</text:p>
      <text:p text:style-name="Text_20_body"><text:s text:c="12"/>Choose among: rotational_raman and vibrational_raman</text:p>
      <text:p text:style-name="Text_20_body"><text:s text:c="12"/><text:span text:style-name="T3">rotational_raman</text:span>: Corresponds to elastic and pure rotational Raman </text:p>
      <text:p text:style-name="Text_20_body"><text:s text:c="30"/>lidar channel applications.</text:p>
      <text:p text:style-name="Text_20_body"><text:s text:c="12"/><text:span text:style-name="T3">vibrational_raman_N2</text:span>: Corresponds to N2 vibrational Raman (V = 1)</text:p>
      <text:p text:style-name="Text_20_body"><text:s text:c="34"/>lidar channel applications.</text:p>
      <text:p text:style-name="Text_20_body"><text:s text:c="11"/><text:span text:style-name="T3"><text:s/>vibrational_raman_O2</text:span>: Corresponds to O2 vibrational Raman (V = 1)</text:p>
      <text:p text:style-name="Text_20_body"><text:s text:c="34"/>lidar channel applications.</text:p>
      <text:p text:style-name="Text_20_body"><text:span text:style-name="T3"/></text:p>
      <text:p text:style-name="P55"><text:span text:style-name="T3">filter_parameters</text:span>: dictionary</text:p>
      <text:p text:style-name="P53"><text:s text:c="12"/><text:span text:style-name="T62">Dictionary entries that describe the </text:span>interference filter <text:span text:style-name="T62">(IF) can be included under <text:tab/>the following <text:tab/>keys</text:span>: </text:p>
      <text:p text:style-name="P53"><text:span text:style-name="T20"><text:tab/>transmission_shape</text:span>: str </text:p>
      <text:p text:style-name="P53"><text:s text:c="20"/><text:tab/>Use one of: 'Gaussian', 'Lorentzian', 'Square', 'Custom'. </text:p>
      <text:p text:style-name="P53"><text:span text:style-name="T45"><text:tab/>AOI</text:span>: float</text:p>
      <text:p text:style-name="P53"><text:tab/><text:tab/>Angle of incidence (AOI) of the incident light with respect to the optical axis of the IF.</text:p>
      <text:p text:style-name="P53"><text:s text:c="20"/><text:tab/>Defaults to 0.</text:p>
      <text:p text:style-name="P53"><text:span text:style-name="T45"><text:tab/>ref_index_IF</text:span>: float</text:p>
      <text:p text:style-name="P53"><text:tab/><text:tab/>Effective refractive index of the IF. Defaults to 2.</text:p>
      <text:p text:style-name="P53"><text:span text:style-name="T45"><text:tab/>extra_shift</text:span>: float</text:p>
      <text:p text:style-name="P53"><text:tab/><text:tab/>A wavelength extra_shift in nanometers that can be applied to a filter in addition to the <text:tab/><text:tab/><text:tab/>AoI extra_shift. It will be ignored if the transmission_shape is not 'Custom'</text:p>
      <text:p text:style-name="P53"><text:span text:style-name="T45"><text:tab/>filter_path</text:span><text:span text:style-name="T44">: str</text:span></text:p>
      <text:p text:style-name="P53"><text:span text:style-name="T44"><text:tab/><text:tab/></text:span>The path to an ascii file with the transmission function of the <text:s/>interference filter. The file <text:tab/><text:tab/>must have 2 columns and no header. The first corresponds to the wavelength scale. The <text:tab/><text:tab/><text:tab/>second to the transmission for each wavelength. It will be ignored if the <text:tab/><text:tab/><text:tab/><text:tab/><text:tab/>transmission_shape is not 'Custom'</text:p>
      <text:p text:style-name="P53"><text:span text:style-name="T45"><text:tab/>filter_file_delimiter</text:span><text:span text:style-name="T44">:</text:span> str </text:p>
      <text:p text:style-name="P54"><text:tab/><text:tab/>The delimiter used to parse the filter file. <text:s/>It will be ignored if the transmission_shape is <text:tab/><text:tab/><text:tab/>not 'Custom' and the filter_path is not provided. Defaults to ' '</text:p>
      <text:p text:style-name="P54"><text:span text:style-name="T45"><text:tab/>filter_file_header_rows</text:span>: int </text:p>
      <text:p text:style-name="P54"><text:tab/><text:tab/>The number of header lines to skip when parsing the filter file. It will be ignored if the <text:tab/><text:tab/><text:tab/>transmission_shape is not 'Custom' and the filter_path is not provided. Defaults to 0</text:p>
      <text:p text:style-name="P54"><text:span text:style-name="T45"><text:tab/>wavelengths</text:span>: 1D float array</text:p>
      <text:p text:style-name="P54"><text:tab/><text:tab/>An array of wavelength values that correspond to the transmission curve of a filter. <text:tab/><text:tab/><text:tab/>Cannot be given as input at the same time with filter_path</text:p>
      <text:p text:style-name="P54"><text:span text:style-name="T20"><text:tab/>transmissions</text:span>: 1D float array</text:p>
      <text:p text:style-name="P54"><text:tab/><text:tab/>The array of transmission values per wavelength. Cannot be given as input at the same <text:tab/><text:tab/><text:tab/>time with filter_path</text:p>
      <text:p text:style-name="P54"><text:soft-page-break/><text:span text:style-name="T45"><text:tab/>central_wavelength</text:span><text:span text:style-name="T44">: </text:span>float</text:p>
      <text:p text:style-name="P54"><text:tab/><text:tab/>The central wavelength of the filter. <text:s/>It will be ignored if the transmission_shape is <text:tab/><text:tab/><text:tab/><text:span text:style-name="T63">set to </text:span>'Custom'</text:p>
      <text:p text:style-name="P54"><text:span text:style-name="T45"><text:tab/>bandwidth</text:span>: float</text:p>
      <text:p text:style-name="P56"><text:tab/><text:tab/>The filter bandwidth in nanometers. It will be ignored if the transmission_shape is <text:tab/><text:tab/><text:tab/><text:span text:style-name="T63">set to </text:span>'Custom'</text:p>
      <text:p text:style-name="P54"><text:span text:style-name="T45"><text:tab/><text:tab/>peak_transmission</text:span>: float </text:p>
      <text:p text:style-name="P56"><text:tab/><text:tab/>The maximum transmission value. It will be ignored if the transmission_shape is <text:tab/><text:tab/><text:tab/><text:span text:style-name="T63">set to </text:span>'Custom'. Defaults to 1.</text:p>
      <text:p text:style-name="Text_20_body"><text:span text:style-name="T29"/></text:p>
      <text:p text:style-name="P57"><text:span text:style-name="T29">T</text:span><text:span text:style-name="T28">he use of </text:span><text:span text:style-name="T31">incident_wavelength</text:span><text:span text:style-name="T28"> and </text:span><text:span text:style-name="T31">temperature</text:span><text:span text:style-name="T28"> are quite straightforward. </text:span></text:p>
      <text:p text:style-name="P57"><text:span text:style-name="T28">The </text:span><text:span text:style-name="T32">molar_fractions</text:span><text:span text:style-name="T28"> dictionary includes the molar fraction of each of the major atmospheric gases. For example, by setting the molar fraction of one of the gases to 1 and the rest to 0 the cross-section and mldr of that specific gas will be returned by the </text:span><text:span text:style-name="T33">cross_section</text:span><text:span text:style-name="T28"> and </text:span><text:span text:style-name="T33">mldr</text:span><text:span text:style-name="T28"> methods.</text:span></text:p>
      <text:p text:style-name="P57"><text:span text:style-name="T28">The </text:span><text:span text:style-name="T31">max_J</text:span><text:span text:style-name="T28"> corresponds to the maximum value of the rotational quantum number J. In practice, it denotes the maximum number of pure rotational or ro-vibrational Raman lines simulated.</text:span></text:p>
      <text:p text:style-name="P58"><text:span text:style-name="T28">The </text:span><text:span text:style-name="T31">mode</text:span><text:span text:style-name="T28"> argument declares whether pure rotational Raman or ro-vibrational Raman calculations will be performed. Pure rotational lines are simulated by default. Setting </text:span><text:span text:style-name="T31">mode</text:span><text:span text:style-name="T28"> to either vibrational_raman_N2 or <text:s/>vibrational_raman_O2 changes the vibrational quantum number </text:span><text:span text:style-name="T33">ν</text:span><text:span text:style-name="T34"> to 1 and t</text:span><text:span text:style-name="T28">he ro-vibrational lines of N</text:span><text:span text:style-name="T51">2</text:span><text:span text:style-name="T28"> or O</text:span><text:span text:style-name="T51">2</text:span><text:span text:style-name="T28"> are simulated, respectively.</text:span></text:p>
      <text:p text:style-name="P58"><text:span text:style-name="T28">The </text:span><text:span text:style-name="T31">backscattering</text:span><text:span text:style-name="T28"> arguments declares whether scattering or backscattering cross-sections will be returned. Calculation of the MLDR does not make sense for total scattering and will not be calculated if backscattering is set to False.</text:span></text:p>
      <text:p text:style-name="P58"><text:span text:style-name="T28">The </text:span><text:span text:style-name="T31">filter_parameters</text:span><text:span text:style-name="T28"> argument is the most complex one as it is a dictionary that includes all necessary parameters that define the interference filter (if any). Using this argument does not make sense if the </text:span><text:span text:style-name="T31">backscattering</text:span><text:span text:style-name="T28"> argument is not set to True. There currently 3 ways to define a filter in ARC:</text:span></text:p>
      <text:list xml:id="list3080637460" text:style-name="L36">
        <text:list-item>
          <text:p text:style-name="P59"><text:span text:style-name="T37">Assume a theoretical IF</text:span><text:span text:style-name="T28"> </text:span></text:p>
          <text:p text:style-name="P60"><text:span text:style-name="T28">This can be achieved by setting the transmission_shape to either 'Gaussian', 'Lorentzian', or 'Tophat'. In that case the </text:span><text:span text:style-name="T35">central_wavelength and bandwidth variables of the filter must be provided. The transmission curve will be generated from <text:s/>a Gaussian, Lorentzian, or Tophat function and the corresponding central_wavelength and bandwidth variables.</text:span></text:p>
        </text:list-item>
        <text:list-item>
          <text:p text:style-name="P48"><text:soft-page-break/><text:span text:style-name="T28">Read the IF transmission from an ascii file</text:span></text:p>
          <text:p text:style-name="P60"><text:span text:style-name="T35">This can be achieved by setting the transmission_shape to either 'Custom'. In that case, the filter_path variable must be provided. It corresponds to the absolute path of the filter ascii file. By default the file should be space-separated and contain 2 columns and no header. The first column should correspond to the wavelength in nm and the second to the transmission values per wavelength (not percent). The transmission will be assumed to be 0 for wavelengths larger or smaller than the ones provided in the file. The filter_file_delimiter variable can be used if the delimiter is not space (e.g. comma), and the filter_file_header_rows can be used to skip any header lines. The ascii file should contain no footer. </text:span></text:p>
        </text:list-item>
        <text:list-item>
          <text:p text:style-name="P49"><text:span text:style-name="T28">Provide the IF transmission a</text:span><text:span text:style-name="T30">s a</text:span><text:span text:style-name="T28"> numpy array</text:span></text:p>
          <text:p text:style-name="P60"><text:span text:style-name="T35">Alternatively, if the filter transmission is already loaded in the memory, it can be provided directly as </text:span><text:span text:style-name="T36">a</text:span><text:span text:style-name="T35"> numpy array by using the wavelengths and transmissions variables. In that case, wavelengths should correspond to a</text:span><text:span text:style-name="T36">n 1D </text:span><text:span text:style-name="T35">numpy array containing the wavelength axis values in nm and transmissions to a</text:span><text:span text:style-name="T36">n 1D</text:span><text:span text:style-name="T35"> numpy array containing the corresponding transmission function values per wavelengths (not percent).</text:span></text:p>
        </text:list-item>
      </text:list>
      <text:p text:style-name="P61"><text:span text:style-name="T35">Sometimes it is desirable to shift a real filter along the wavelength axis. To do so, the extra_shift variable can be provided, shifting the whole curve to the right or left if a positive or negative shift are provided, respectively. This shift does not make sense for theoretical filters. Any additional shift can be included already to the central_wavelength variable. The extra_shift variable will be ignored if the transmission_shape is set to 'Gaussian', 'Lorentzian', or 'Tophat'.</text:span></text:p>
      <text:p text:style-name="P61"><text:span text:style-name="T35">An apparent shift of the filter transmission curve can occur if the angle of incidence of the radiation rays on the IF is not 0. The AOI variable can be used to simulate this effect. Optionally, the effective refractive index of the IF can be provided with the ref_index_IF variable (2. by default), as it can affect the introduced amount of shift.</text:span></text:p>
      <text:p text:style-name="P62"><text:span text:style-name="T49"/></text:p>
      <text:h text:style-name="P23" text:outline-level="2"><text:bookmark-start text:name="__RefHeading___Toc5270_2346727525 Copy 1"/>Output<text:bookmark-end text:name="__RefHeading___Toc5270_2346727525 Copy 1"/></text:h>
      <text:p text:style-name="P63">There are three was of exporting information from the generated arc object when the <text:span text:style-name="T7">arc</text:span> class is called.</text:p>
      <text:list xml:id="list911435209" text:style-name="L37">
        <text:list-item>
          <text:p text:style-name="P50">Variables stored in the arc object</text:p>
          <text:p text:style-name="P64">Many variables are stored directly in the arc object generated by the <text:span text:style-name="T7">arc</text:span> class. They can be exported by typing:</text:p>
          <text:p text:style-name="P64">&lt;class_object&gt;.&lt;variable_name&gt;</text:p>
          <text:p text:style-name="P64">The full list of stored variables is included below.</text:p>
        </text:list-item>
        <text:list-item>
          <text:p text:style-name="P50">The scattering/effective backscattering cross sections using the cross_section method</text:p>
          <text:p text:style-name="P64">Cross-sections can be calculated by typing:</text:p>
          <text:p text:style-name="P64">&lt;class_object&gt;.cross_section(cross_section_type = &lt;selected_type&gt;, normalize = &lt;True/False&gt;)</text:p>
          <text:p text:style-name="P64">The cross-section value depends on all parameters provided as input to the <text:span text:style-name="T7">arc</text:span> class. If an IF was defined in the class with the <text:span text:style-name="T3">filter_parameters</text:span><text:span text:style-name="T48"> argument, the</text:span> transmission will be applied for the calculation of the effective backscatter cross-section (see the ARC paper). In addition, by setting the normalize variable to True (False by default), the cross-section will be normalized with the filter transmission at the indecent wavelength, which might be desirable for elastic channels (see the ARC paper for more information). A list of all available cross_section_type can be found below.</text:p>
        </text:list-item>
        <text:list-item>
          <text:p text:style-name="P50">The molecular linear depolarization ratio using the mldr method</text:p>
          <text:p text:style-name="P64">Cross-sections can be calculated by typing:</text:p>
          <text:p text:style-name="P64">&lt;class_object&gt;.mldr(mldr_type = &lt;selected_type&gt;)</text:p>
          <text:p text:style-name="P64">The MLDR value depends on all parameters provided as input to the <text:span text:style-name="T7">arc</text:span> class. If an IF was defined in the class with the <text:span text:style-name="T3">filter_parameters</text:span><text:span text:style-name="T48"> argument, the</text:span> transmission will be applied for the calculation of the effective backscatter MLDR (see the ARC paper). A list of all available mldr_type can be found below.</text:p>
        </text:list-item>
      </text:list>
      <text:p text:style-name="P63"><text:span text:style-name="T43"/></text:p>
      <text:p text:style-name="P63"><text:span text:style-name="T43">Variables stored in the arc object</text:span></text:p>
      <text:p text:style-name="P45"><text:span text:style-name="T3">all_molecules</text:span>: </text:p>
      <text:list text:style-name="L38">
        <text:list-header>
          <text:p text:style-name="P67"><text:span text:style-name="T46">A list of strings containing the names of all major gas components</text:span></text:p>
        </text:list-header>
      </text:list>
      <text:p text:style-name="P45"><text:span text:style-name="T3">linear_molecules</text:span>:</text:p>
      <text:list text:style-name="L39">
        <text:list-header>
          <text:p text:style-name="P68"><text:span text:style-name="T46">A list of strings containing the names of all major gas components that are linear molecules</text:span></text:p>
        </text:list-header>
      </text:list>
      <text:p text:style-name="P46"><text:soft-page-break/>filter_transmission<text:span text:style-name="T48">:</text:span></text:p>
      <text:list text:style-name="L40">
        <text:list-header>
          <text:p text:style-name="P69"><text:span text:style-name="T47">A function that receives the wavelength as input and returns the transmission at that specific wavelength. It also contains the plot method. Typing:</text:span></text:p>
          <text:list>
            <text:list-header>
              <text:p text:style-name="P69"><text:span text:style-name="T47">&lt;arc_object&gt;.filter_transmission.plot() </text:span></text:p>
            </text:list-header>
          </text:list>
          <text:p text:style-name="P69"><text:span text:style-name="T47">generates a plot of the filter transmission curve if the filter_parameters argument was provided.</text:span></text:p>
        </text:list-header>
      </text:list>
      <text:p text:style-name="P45"><text:span text:style-name="T3">gas_parameters</text:span>:</text:p>
      <text:list text:style-name="L42">
        <text:list-header>
          <text:p text:style-name="P70"><text:span text:style-name="T46">A dictionary containing parameters of each molecule relevant to the simulation of the Raman lines.</text:span></text:p>
        </text:list-header>
      </text:list>
      <text:p text:style-name="P45"><text:span text:style-name="T3">lambda_pol</text:span>:</text:p>
      <text:list xml:id="list2611871750" text:style-name="L43">
        <text:list-header>
          <text:p text:style-name="P71"><text:span text:style-name="T46">A dictionary that contains the resulting wavelength (in nm) after polarized scattering. It has keys same as the elements of the all_molecules variable. </text:span></text:p>
        </text:list-header>
      </text:list>
      <text:p text:style-name="P45"><text:span text:style-name="T3">lambda_depol_line</text:span>:</text:p>
      <text:list xml:id="list399945852" text:style-name="L44">
        <text:list-header>
          <text:p text:style-name="P72"><text:span text:style-name="T46">A dictionary that contains a numpy array of the resulting wavelength after depolarized scattering for each gas, Raman line, and branch (Stokes, AntiStokes, Unshifted). It has keys in the form of:</text:span></text:p>
          <text:list>
            <text:list-item>
              <text:p text:style-name="P72"><text:span text:style-name="T46">N2_O (N2, AntiStokes branch),</text:span></text:p>
            </text:list-item>
            <text:list-item>
              <text:p text:style-name="P72"><text:span text:style-name="T46">N2_Q (N2, Stokes branch)</text:span></text:p>
            </text:list-item>
            <text:list-item>
              <text:p text:style-name="P72"><text:span text:style-name="T46">N2_O (N2, Unshifted branch)</text:span></text:p>
            </text:list-item>
          </text:list>
        </text:list-header>
      </text:list>
      <text:p text:style-name="P45"><text:tab/>for each element of the linear_molecules variable.</text:p>
      <text:p text:style-name="P45"><text:span text:style-name="T3">xsection_pol</text:span>:</text:p>
      <text:list xml:id="list170820085798191" text:continue-list="list2611871750" text:style-name="L43">
        <text:list-header>
          <text:p text:style-name="P71">A dictionary that contains the <text:span text:style-name="T66">scattering/backscattering cross-section from polarized scattering</text:span>. <text:span text:style-name="T46">It has the same keys as the lambda_pol variable. </text:span></text:p>
        </text:list-header>
      </text:list>
      <text:p text:style-name="P46">xsection_depol_line<text:span text:style-name="T48">:</text:span></text:p>
      <text:list xml:id="list170820620728921" text:continue-list="list399945852" text:style-name="L44">
        <text:list-header>
          <text:p text:style-name="P72"><text:span text:style-name="T44">A dictionary that contains a numpy array </text:span><text:span text:style-name="T46">with the scattering/backscattering cross-section from depolarized scattering</text:span><text:span text:style-name="T44"> for each gas, Raman line, and branch (Stokes, AntiStokes, Unshifted). </text:span><text:span text:style-name="T46">It has the same keys as the </text:span><text:span text:style-name="T47">lambda_depol_line</text:span><text:span text:style-name="T46"> variable. </text:span></text:p>
        </text:list-header>
      </text:list>
      <text:p text:style-name="P66"><text:span text:style-name="T46"/></text:p>
      <text:p text:style-name="P51">Valid cross_section_type values</text:p>
      <text:list xml:id="list1085368441" text:style-name="L45">
        <text:list-item>
          <text:p text:style-name="P65"><text:span text:style-name="T3">main_line</text:span>: Cross section including only the polarized part and the Q branch (e.g. Cabannes line, pure vibrational line) depending on the selected <text:span text:style-name="T3">mode</text:span></text:p>
        </text:list-item>
        <text:list-item>
          <text:p text:style-name="P65"><text:soft-page-break/><text:span text:style-name="T3">full</text:span>: Cross section including all pure rotational/ro-vibrational lines (e.g. full Rayleigh spectrum, full vibrational spectrum) depending on the selected <text:span text:style-name="T3">mode</text:span></text:p>
        </text:list-item>
        <text:list-item>
          <text:p text:style-name="P65"><text:span text:style-name="T3">polarized</text:span>: Cross section including only the polarized part</text:p>
        </text:list-item>
        <text:list-item>
          <text:p text:style-name="P65"><text:span text:style-name="T3">depolarized</text:span>: Cross section including only the depolarized (Raman) part</text:p>
        </text:list-item>
        <text:list-item>
          <text:p text:style-name="P65"><text:span text:style-name="T3">O</text:span>: Cross section including only the anti-Stokes branch</text:p>
        </text:list-item>
        <text:list-item>
          <text:p text:style-name="P65"><text:span text:style-name="T3">Q</text:span>: Cross section including only the unshifted Q branch</text:p>
        </text:list-item>
        <text:list-item>
          <text:p text:style-name="P65"><text:span text:style-name="T3">S</text:span>: Cross section including only the Stokes branch </text:p>
        </text:list-item>
        <text:list-item>
          <text:p text:style-name="P65"><text:span text:style-name="T3">wings</text:span>: Cross section including only the Stokes and anti-Stokes branches</text:p>
        </text:list-item>
      </text:list>
      <text:p text:style-name="P51"/>
      <text:p text:style-name="P51">Valid mldr_type values</text:p>
      <text:list xml:id="list170820580643843" text:continue-numbering="true" text:style-name="L45">
        <text:list-item>
          <text:p text:style-name="P65"><text:span text:style-name="T3">main_line</text:span>: Cross section including only the polarized part and the Q branch (e.g. Cabannes line, pure vibrational line) depending on the selected <text:span text:style-name="T3">mode</text:span></text:p>
        </text:list-item>
        <text:list-item>
          <text:p text:style-name="P65"><text:span text:style-name="T3">full</text:span>: Cross section including all pure rotational/ro-vibrational lines (e.g. full Rayleigh spectrum, full vibrational spectrum) depending on the selected <text:span text:style-name="T3">mode</text:span></text:p>
        </text:list-item>
        <text:list-item>
          <text:p text:style-name="P65"><text:span text:style-name="T3">polarized</text:span>: Cross section including only the polarized part</text:p>
        </text:list-item>
        <text:list-item>
          <text:p text:style-name="P65"><text:span text:style-name="T3">depolarized</text:span>: Cross section including only the depolarized (Raman) part</text:p>
        </text:list-item>
      </text:list>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12</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4-09-03T17:08:18.675684906</dc:date>
    <meta:editing-duration>P15DT2H28M50S</meta:editing-duration>
    <meta:editing-cycles>235</meta:editing-cycles>
    <meta:generator>LibreOffice/7.4.7.2$Linux_X86_64 LibreOffice_project/40$Build-2</meta:generator>
    <dc:creator>Nikos Siomos</dc:creator>
    <meta:document-statistic meta:table-count="0" meta:image-count="0" meta:object-count="0" meta:page-count="12" meta:paragraph-count="190" meta:word-count="2417" meta:character-count="16170" meta:non-whitespace-character-count="13599"/>
  </office:meta>
</office:document-meta>
</file>